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4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qte</text:p>
          </table:table-cell>
          <table:table-cell table:style-name="ce35" office:value-type="string" calcext:value-type="string">
            <text:p>annee</text:p>
          </table:table-cell>
          <table:table-cell table:style-name="ce41" table:number-columns-repeated="5"/>
          <table:table-cell table:style-name="ce51"/>
        </table:table-row>
        <table:table-row table:style-name="ro1">
          <table:table-cell table:style-name="ce31" office:value-type="string" calcext:value-type="string">
            <text:p>Magasin</text:p>
          </table:table-cell>
          <table:table-cell table:style-name="ce36" office:value-type="float" office:value="2020" calcext:value-type="float">
            <text:p>2020</text:p>
          </table:table-cell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2023" calcext:value-type="float">
            <text:p>2023</text:p>
          </table:table-cell>
          <table:table-cell table:style-name="ce42" office:value-type="float" office:value="2024" calcext:value-type="float">
            <text:p>2024</text:p>
          </table:table-cell>
          <table:table-cell table:style-name="ce42" office:value-type="float" office:value="2025" calcext:value-type="float">
            <text:p>2025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37" office:value-type="float" office:value="208" calcext:value-type="float">
            <text:p>20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83" calcext:value-type="float">
            <text:p>283</text:p>
          </table:table-cell>
          <table:table-cell table:style-name="ce47" office:value-type="float" office:value="18" calcext:value-type="float">
            <text:p>18</text:p>
          </table:table-cell>
          <table:table-cell table:style-name="ce5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9" office:value-type="float" office:value="216" calcext:value-type="float">
            <text:p>216</text:p>
          </table:table-cell>
          <table:table-cell table:style-name="ce45" office:value-type="float" office:value="172" calcext:value-type="float">
            <text:p>17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64" calcext:value-type="float">
            <text:p>264</text:p>
          </table:table-cell>
          <table:table-cell table:style-name="ce45" office:value-type="float" office:value="284" calcext:value-type="float">
            <text:p>284</text:p>
          </table:table-cell>
          <table:table-cell table:style-name="ce49" office:value-type="float" office:value="20" calcext:value-type="float">
            <text:p>20</text:p>
          </table:table-cell>
          <table:table-cell table:style-name="ce55" office:value-type="float" office:value="1190" calcext:value-type="float">
            <text:p>119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1411" calcext:value-type="float">
            <text:p>1411</text:p>
          </table:table-cell>
          <table:table-cell table:style-name="ce46" office:value-type="float" office:value="1473" calcext:value-type="float">
            <text:p>1473</text:p>
          </table:table-cell>
          <table:table-cell table:style-name="ce46" office:value-type="float" office:value="1664" calcext:value-type="float">
            <text:p>1664</text:p>
          </table:table-cell>
          <table:table-cell table:style-name="ce46" office:value-type="float" office:value="1843" calcext:value-type="float">
            <text:p>1843</text:p>
          </table:table-cell>
          <table:table-cell table:style-name="ce46" office:value-type="float" office:value="2084" calcext:value-type="float">
            <text:p>2084</text:p>
          </table:table-cell>
          <table:table-cell table:style-name="ce50" office:value-type="float" office:value="190" calcext:value-type="float">
            <text:p>190</text:p>
          </table:table-cell>
          <table:table-cell table:style-name="ce56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Graphique2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Graphique2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5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CA</text:p>
          </table:table-cell>
          <table:table-cell table:style-name="ce35" office:value-type="string" calcext:value-type="string">
            <text:p>nommag</text:p>
          </table:table-cell>
          <table:table-cell table:style-name="ce41" table:number-columns-repeated="6"/>
          <table:table-cell table:style-name="ce51"/>
        </table:table-row>
        <table:table-row table:style-name="ro1">
          <table:table-cell table:style-name="ce31" office:value-type="string" calcext:value-type="string">
            <text:p>mois</text:p>
          </table:table-cell>
          <table:table-cell table:style-name="ce36" office:value-type="string" calcext:value-type="string">
            <text:p>Cap au Sud</text:p>
          </table:table-cell>
          <table:table-cell table:style-name="ce42" office:value-type="string" calcext:value-type="string">
            <text:p>L'européenne</text:p>
          </table:table-cell>
          <table:table-cell table:style-name="ce42" office:value-type="string" calcext:value-type="string">
            <text:p>La librairie parisienne</text:p>
          </table:table-cell>
          <table:table-cell table:style-name="ce42" office:value-type="string" calcext:value-type="string">
            <text:p>Le Ch'ti livre</text:p>
          </table:table-cell>
          <table:table-cell table:style-name="ce42" office:value-type="string" calcext:value-type="string">
            <text:p>Loire et livres</text:p>
          </table:table-cell>
          <table:table-cell table:style-name="ce42" office:value-type="string" calcext:value-type="string">
            <text:p>Rhône à lire</text:p>
          </table:table-cell>
          <table:table-cell table:style-name="ce42" office:value-type="string" calcext:value-type="string">
            <text:p>Ty Li-Breizh-ri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7" office:value-type="float" office:value="188.85" calcext:value-type="float">
            <text:p>188,85</text:p>
          </table:table-cell>
          <table:table-cell table:style-name="ce43" office:value-type="float" office:value="256.59" calcext:value-type="float">
            <text:p>256,59</text:p>
          </table:table-cell>
          <table:table-cell table:style-name="ce43" office:value-type="float" office:value="208.32" calcext:value-type="float">
            <text:p>208,32</text:p>
          </table:table-cell>
          <table:table-cell table:style-name="ce43" office:value-type="float" office:value="300.45" calcext:value-type="float">
            <text:p>300,45</text:p>
          </table:table-cell>
          <table:table-cell table:style-name="ce43" office:value-type="float" office:value="305.25" calcext:value-type="float">
            <text:p>305,25</text:p>
          </table:table-cell>
          <table:table-cell table:style-name="ce43" office:value-type="float" office:value="274.36" calcext:value-type="float">
            <text:p>274,36</text:p>
          </table:table-cell>
          <table:table-cell table:style-name="ce47" office:value-type="float" office:value="142.81" calcext:value-type="float">
            <text:p>142,81</text:p>
          </table:table-cell>
          <table:table-cell table:style-name="ce53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628.11" calcext:value-type="float">
            <text:p>628,11</text:p>
          </table:table-cell>
          <table:table-cell table:style-name="ce45" office:value-type="float" office:value="876.86" calcext:value-type="float">
            <text:p>876,86</text:p>
          </table:table-cell>
          <table:table-cell table:style-name="ce45" office:value-type="float" office:value="854.63" calcext:value-type="float">
            <text:p>854,63</text:p>
          </table:table-cell>
          <table:table-cell table:style-name="ce45" office:value-type="float" office:value="980.51" calcext:value-type="float">
            <text:p>980,51</text:p>
          </table:table-cell>
          <table:table-cell table:style-name="ce45" office:value-type="float" office:value="333.49" calcext:value-type="float">
            <text:p>333,49</text:p>
          </table:table-cell>
          <table:table-cell table:style-name="ce45" office:value-type="float" office:value="1015.43" calcext:value-type="float">
            <text:p>1015,43</text:p>
          </table:table-cell>
          <table:table-cell table:style-name="ce49" office:value-type="float" office:value="1087.37" calcext:value-type="float">
            <text:p>1087,37</text:p>
          </table:table-cell>
          <table:table-cell table:style-name="ce55" office:value-type="float" office:value="5776.4" calcext:value-type="float">
            <text:p>5776,4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4878.97" calcext:value-type="float">
            <text:p>4878,97</text:p>
          </table:table-cell>
          <table:table-cell table:style-name="ce46" office:value-type="float" office:value="4638.05" calcext:value-type="float">
            <text:p>4638,05</text:p>
          </table:table-cell>
          <table:table-cell table:style-name="ce46" office:value-type="float" office:value="5907.61" calcext:value-type="float">
            <text:p>5907,61</text:p>
          </table:table-cell>
          <table:table-cell table:style-name="ce46" office:value-type="float" office:value="5735.1" calcext:value-type="float">
            <text:p>5735,1</text:p>
          </table:table-cell>
          <table:table-cell table:style-name="ce46" office:value-type="float" office:value="5516.54" calcext:value-type="float">
            <text:p>5516,54</text:p>
          </table:table-cell>
          <table:table-cell table:style-name="ce46" office:value-type="float" office:value="4841.5" calcext:value-type="float">
            <text:p>4841,5</text:p>
          </table:table-cell>
          <table:table-cell table:style-name="ce50" office:value-type="float" office:value="4519.22" calcext:value-type="float">
            <text:p>4519,22</text:p>
          </table:table-cell>
          <table:table-cell table:style-name="ce56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montant</text:p>
          </table:table-cell>
          <table:table-cell table:style-name="ce35" office:value-type="string" calcext:value-type="string">
            <text:p>typevente</text:p>
          </table:table-cell>
          <table:table-cell table:style-name="ce41"/>
          <table:table-cell table:style-name="ce51"/>
        </table:table-row>
        <table:table-row table:style-name="ro1">
          <table:table-cell table:style-name="ce31" office:value-type="string" calcext:value-type="string">
            <text:p>annee</text:p>
          </table:table-cell>
          <table:table-cell table:style-name="ce36" office:value-type="string" calcext:value-type="string">
            <text:p>En magasin</text:p>
          </table:table-cell>
          <table:table-cell table:style-name="ce42" office:value-type="string" calcext:value-type="string">
            <text:p>En lign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2020" calcext:value-type="float">
            <text:p>2020</text:p>
          </table:table-cell>
          <table:table-cell table:style-name="ce37" office:value-type="float" office:value="14792.54" calcext:value-type="float">
            <text:p>14792,54</text:p>
          </table:table-cell>
          <table:table-cell table:style-name="ce47" office:value-type="float" office:value="9428.05" calcext:value-type="float">
            <text:p>9428,05</text:p>
          </table:table-cell>
          <table:table-cell table:style-name="ce53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9" office:value-type="float" office:value="22344.64" calcext:value-type="float">
            <text:p>22344,64</text:p>
          </table:table-cell>
          <table:table-cell table:style-name="ce49" office:value-type="float" office:value="13692.35" calcext:value-type="float">
            <text:p>13692,35</text:p>
          </table:table-cell>
          <table:table-cell table:style-name="ce55" office:value-type="float" office:value="36036.99" calcext:value-type="float">
            <text:p>36036,99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87436.11" calcext:value-type="float">
            <text:p>87436,11</text:p>
          </table:table-cell>
          <table:table-cell table:style-name="ce50" office:value-type="float" office:value="55659.91" calcext:value-type="float">
            <text:p>55659,91</text:p>
          </table:table-cell>
          <table:table-cell table:style-name="ce56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369cm" svg:y="0.776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7" office:value-type="string" calcext:value-type="string">
            <text:p>nomedit</text:p>
          </table:table-cell>
          <table:table-cell table:style-name="ce58" office:value-type="string" calcext:value-type="string">
            <text:p>Somme - nbauteurs</text:p>
          </table:table-cell>
        </table:table-row>
        <table:table-row table:style-name="ro1">
          <table:table-cell table:style-name="ce32" office:value-type="string" calcext:value-type="string">
            <text:p>Seuil</text:p>
          </table:table-cell>
          <table:table-cell table:style-name="ce59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table:style-name="ce61" office:value-type="float" office:value="171" calcext:value-type="float">
            <text:p>17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595" calcext:value-type="float">
            <text:p>159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5.375cm" svg:y="0.119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>
          <table:table-cell table:style-name="ce57" office:value-type="string" calcext:value-type="string">
            <text:p>villecli</text:p>
          </table:table-cell>
          <table:table-cell table:style-name="ce58" office:value-type="string" calcext:value-type="string">
            <text:p>Somme - nbCli</text:p>
          </table:table-cell>
        </table:table-row>
        <table:table-row table:style-name="ro1">
          <table:table-cell table:style-name="ce32" office:value-type="string" calcext:value-type="string">
            <text:p>Bordeaux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5.118cm" svg:y="0.47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>
          <table:table-cell table:style-name="ce57" office:value-type="string" calcext:value-type="string">
            <text:p>nommag</text:p>
          </table:table-cell>
          <table:table-cell table:style-name="ce58" office:value-type="string" calcext:value-type="string">
            <text:p>Somme - stock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59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1" office:value-type="float" office:value="17412.21" calcext:value-type="float">
            <text:p>17412,2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84872.89" calcext:value-type="float">
            <text:p>184872,89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9cm" svg:height="8.999cm" svg:x="10.419cm" svg:y="0.251cm">
            <draw:object draw:notify-on-update-of-ranges="PT@categories PT@label 0 PT@data 0 PT@label 1 PT@data 1 PT@label 2 PT@data 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default-cell-style-name="ce44"/>
        <table:table-column table:style-name="co1" table:default-cell-style-name="ce72"/>
        <table:table-row table:style-name="ro1">
          <table:table-cell table:style-name="ce30"/>
          <table:table-cell table:style-name="ce35" office:value-type="string" calcext:value-type="string">
            <text:p>Données</text:p>
          </table:table-cell>
          <table:table-cell table:style-name="ce41"/>
          <table:table-cell table:style-name="ce51"/>
        </table:table-row>
        <table:table-row table:style-name="ro1">
          <table:table-cell table:style-name="ce31" office:value-type="string" calcext:value-type="string">
            <text:p>annee</text:p>
          </table:table-cell>
          <table:table-cell table:style-name="ce36" office:value-type="string" calcext:value-type="string">
            <text:p>Somme - maximum</text:p>
          </table:table-cell>
          <table:table-cell table:style-name="ce42" office:value-type="string" calcext:value-type="string">
            <text:p>Somme - minimum</text:p>
          </table:table-cell>
          <table:table-cell table:style-name="ce70" office:value-type="string" calcext:value-type="string">
            <text:p>Somme - moyenne</text:p>
          </table:table-cell>
        </table:table-row>
        <table:table-row table:style-name="ro1">
          <table:table-cell table:style-name="ce32" office:value-type="float" office:value="2020" calcext:value-type="float">
            <text:p>2020</text:p>
          </table:table-cell>
          <table:table-cell table:style-name="ce37" office:value-type="float" office:value="427.94" calcext:value-type="float">
            <text:p>427,94</text:p>
          </table:table-cell>
          <table:table-cell table:style-name="ce43" office:value-type="float" office:value="4.11" calcext:value-type="float">
            <text:p>4,11</text:p>
          </table:table-cell>
          <table:table-cell table:style-name="ce71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39" office:value-type="float" office:value="170.9" calcext:value-type="float">
            <text:p>170,9</text:p>
          </table:table-cell>
          <table:table-cell table:style-name="ce45" office:value-type="float" office:value="4.5" calcext:value-type="float">
            <text:p>4,5</text:p>
          </table:table-cell>
          <table:table-cell table:style-name="ce73" office:value-type="float" office:value="32.966022" calcext:value-type="float">
            <text:p>32,966022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2418.99" calcext:value-type="float">
            <text:p>2418,99</text:p>
          </table:table-cell>
          <table:table-cell table:style-name="ce46" office:value-type="float" office:value="25.49" calcext:value-type="float">
            <text:p>25,49</text:p>
          </table:table-cell>
          <table:table-cell table:style-name="ce74" office:value-type="float" office:value="389.675697" calcext:value-type="float">
            <text:p>389,675697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ooo:display-name="En magasin" table:display="true" table:show-details="true"/>
                <table:data-pilot-member table:name="O" tableooo:display-name="En lig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Seuil" table:display="true" table:show-details="true"/>
                <table:data-pilot-member table:name="Hachette Jeunesse" table:display="true" table:show-details="true"/>
                <table:data-pilot-member table:name="Hachette" table:display="true" table:show-details="true"/>
                <table:data-pilot-member table:name="Gallimard" table:display="true" table:show-details="true"/>
                <table:data-pilot-member table:name="Fleurus" table:display="true" table:show-details="true"/>
                <table:data-pilot-member table:name="Flammarion" table:display="true" table:show-details="true"/>
                <table:data-pilot-member table:name="Bayard Jeunesse" table:display="true" table:show-details="true"/>
                <table:data-pilot-member table:name="Bayard" table:display="true" table:show-details="true"/>
                <table:data-pilot-member table:name="Albin Michel" table:display="true" table:show-details="true"/>
                <table:data-pilot-member table:name="Actes Sud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rbairieMariaDB" table:query-name="Graphique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cli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Cli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8.A1:Graphique8.D9" table:buttons="Graphique8.A2 Graphique8.B1" table:show-filter-button="false" table:drill-down-on-double-click="false">
          <table:database-source-query table:database-name="LirbairieMariaDB" table:query-name="Graphique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3:03:07.204541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27T13:05:53.683599228</dc:date>
    <meta:editing-duration>PT3H4M38S</meta:editing-duration>
    <meta:editing-cycles>10</meta:editing-cycles>
    <meta:generator>LibreOffice/24.2.7.2$Linux_X86_64 LibreOffice_project/420$Build-2</meta:generator>
    <meta:document-statistic meta:table-count="10" meta:cell-count="337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4.027cm" svg:y="0.316cm" chart:style-name="ch2">
          <text:p>Nombre de livres vendus par magasins</text:p>
        </chart:title>
        <chart:legend chart:legend-position="end" svg:x="13.19cm" svg:y="2.056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1.127cm" svg:y="1.474cm" svg:width="11.743cm" svg:height="3.6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7"/>
          </chart:series>
          <chart:series chart:style-name="ch9" chart:values-cell-range-address="PT@data 1" chart:label-cell-address="PT@label 1" chart:class="chart:bar">
            <chart:data-point chart:repeated="7"/>
          </chart:series>
          <chart:series chart:style-name="ch10" chart:values-cell-range-address="PT@data 2" chart:label-cell-address="PT@label 2" chart:class="chart:bar">
            <chart:data-point chart:repeated="7"/>
          </chart:series>
          <chart:series chart:style-name="ch11" chart:values-cell-range-address="PT@data 3" chart:label-cell-address="PT@label 3" chart:class="chart:bar">
            <chart:data-point chart:repeated="7"/>
          </chart:series>
          <chart:series chart:style-name="ch12" chart:values-cell-range-address="PT@data 4" chart:label-cell-address="PT@label 4" chart:class="chart:bar">
            <chart:data-point chart:repeated="7"/>
          </chart:series>
          <chart:series chart:style-name="ch13" chart:values-cell-range-address="PT@data 5" chart:label-cell-address="PT@label 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title svg:x="2.943cm" svg:y="0.316cm" chart:style-name="ch2">
          <text:p>Evolution des CA des magasins par mois en 2024</text:p>
        </chart:title>
        <chart:legend chart:legend-position="end" svg:x="11.991cm" svg:y="1.807cm" style:legend-expansion="high" chart:style-name="ch3"/>
        <chart:plot-area chart:style-name="ch4" table:cell-range-address="PivotChart" chart:data-source-has-labels="column" svg:x="0.32cm" svg:y="1.275cm" svg:width="11.351cm" svg:height="6.645cm">
          <chart:coordinate-region svg:x="1.312cm" svg:y="1.474cm" svg:width="10.17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area">
            <chart:data-point chart:repeated="12"/>
          </chart:series>
          <chart:series chart:style-name="ch8" chart:values-cell-range-address="PT@data 1" chart:label-cell-address="PT@label 1" chart:class="chart:area">
            <chart:data-point chart:repeated="12"/>
          </chart:series>
          <chart:series chart:style-name="ch9" chart:values-cell-range-address="PT@data 2" chart:label-cell-address="PT@label 2" chart:class="chart:area">
            <chart:data-point chart:repeated="12"/>
          </chart:series>
          <chart:series chart:style-name="ch10" chart:values-cell-range-address="PT@data 3" chart:label-cell-address="PT@label 3" chart:class="chart:area">
            <chart:data-point chart:repeated="12"/>
          </chart:series>
          <chart:series chart:style-name="ch11" chart:values-cell-range-address="PT@data 4" chart:label-cell-address="PT@label 4" chart:class="chart:area">
            <chart:data-point chart:repeated="12"/>
          </chart:series>
          <chart:series chart:style-name="ch12" chart:values-cell-range-address="PT@data 5" chart:label-cell-address="PT@label 5" chart:class="chart:area">
            <chart:data-point chart:repeated="12"/>
          </chart:series>
          <chart:series chart:style-name="ch13" chart:values-cell-range-address="PT@data 6" chart:label-cell-address="PT@label 6" chart:class="chart:area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title svg:x="5.469cm" svg:y="0.316cm" chart:style-name="ch2">
          <text:p>Evolution chiffre d'affaire</text:p>
        </chart:title>
        <chart:subtitle svg:x="4.159cm" svg:y="1.275cm" chart:style-name="ch3">
          <text:p>Comparaison vente en ligne et en magasin</text:p>
        </chart:subtitle>
        <chart:legend chart:legend-position="end" svg:x="12.857cm" svg:y="2.95cm" style:legend-expansion="high" chart:style-name="ch4"/>
        <chart:plot-area chart:style-name="ch5" table:cell-range-address="PivotChart" chart:data-source-has-labels="column" svg:x="0.32cm" svg:y="2.138cm" svg:width="12.217cm" svg:height="5.782cm">
          <chart:coordinate-region svg:x="1.524cm" svg:y="2.337cm" svg:width="10.641cm" svg:height="4.936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series chart:style-name="ch9" chart:values-cell-range-address="PT@data 1" chart:label-cell-address="PT@label 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magasin</text:p>
                <draw:g>
                  <svg:desc>PT@label 0</svg:desc>
                </draw:g>
              </table:table-cell>
              <table:table-cell office:value-type="string">
                <text:p>En lign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title svg:x="2.797cm" svg:y="0.316cm" chart:style-name="ch2">
          <text:p>Dix éditeurs les plus importants en nombre d'auteur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uil</text:p>
                <draw:g>
                  <svg:desc>PT@categories</svg:desc>
                </draw:g>
              </table:table-cell>
              <table:table-cell office:value-type="float" office:value="340">
                <text:p>34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title svg:x="5.072cm" svg:y="0.316cm" chart:style-name="ch2">
          <text:p>Valeur du stock par magasin</text:p>
        </chart:title>
        <chart:legend chart:legend-position="end" svg:x="11.991cm" svg:y="2.214cm" style:legend-expansion="high" chart:style-name="ch3"/>
        <chart:plot-area chart:style-name="ch4" table:cell-range-address="PivotChart" chart:data-source-has-labels="column" svg:x="0.35cm" svg:y="1.445cm" svg:width="11.291cm" svg:height="6.31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36cm" svg:y="1.79cm" svg:width="9.32cm" svg:height="5.59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title svg:x="1.686cm" svg:y="0.316cm" chart:style-name="ch2">
          <text:p>Origine des clients ayant achetés des livres de René Goscinny</text:p>
        </chart:title>
        <chart:legend chart:legend-position="end" svg:x="13.19cm" svg:y="0.7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673cm" svg:y="1.84cm" svg:width="9.843cm" svg:height="5.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7" chart:class="chart:line" chart:style-name="ch1">
        <chart:title svg:x="5.099cm" svg:y="0.316cm" chart:style-name="ch2">
          <text:p>Evolution CA total par client </text:p>
        </chart:title>
        <chart:legend chart:legend-position="end" svg:x="11.693cm" svg:y="2.95cm" style:legend-expansion="high" chart:style-name="ch3"/>
        <chart:plot-area chart:style-name="ch4" table:cell-range-address="PivotChart" chart:data-source-has-labels="column" svg:x="0.32cm" svg:y="1.275cm" svg:width="11.053cm" svg:height="6.645cm">
          <chart:coordinate-region svg:x="1.127cm" svg:y="1.474cm" svg:width="9.874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aximum</text:p>
                <draw:g>
                  <svg:desc>PT@label 0</svg:desc>
                </draw:g>
              </table:table-cell>
              <table:table-cell office:value-type="string">
                <text:p>Somme - minimum</text:p>
                <draw:g>
                  <svg:desc>PT@label 1</svg:desc>
                </draw:g>
              </table:table-cell>
              <table:table-cell office:value-type="string">
                <text:p>Somm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38629">
                <text:p>68.838629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0293">
                <text:p>65.57029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4962">
                <text:p>67.22496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69692">
                <text:p>74.26969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6099">
                <text:p>80.80609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66022">
                <text:p>32.966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